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92e2a" officeooo:paragraph-rsid="00092e2a" style:font-weight-asian="bold" style:font-weight-complex="bold"/>
    </style:style>
    <style:style style:name="P3" style:family="paragraph" style:parent-style-name="Standard">
      <style:text-properties fo:font-weight="bold" officeooo:paragraph-rsid="000776c1" style:font-weight-asian="bold" style:font-weight-complex="bold"/>
    </style:style>
    <style:style style:name="P4" style:family="paragraph" style:parent-style-name="Standard">
      <style:text-properties fo:font-weight="bold" officeooo:rsid="000776c1" officeooo:paragraph-rsid="000776c1" fo:background-color="#ffff00" style:font-weight-asian="bold" style:font-weight-complex="bold"/>
    </style:style>
    <style:style style:name="P5" style:family="paragraph" style:parent-style-name="Standard">
      <style:text-properties fo:font-weight="bold" officeooo:rsid="000b55a5" officeooo:paragraph-rsid="000b55a5" fo:background-color="#ffff00" style:font-weight-asian="bold" style:font-weight-complex="bold"/>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text-properties fo:font-size="16pt" style:font-size-asian="16pt" style:font-size-complex="16pt"/>
    </style:style>
    <style:style style:name="P8" style:family="paragraph" style:parent-style-name="Standard">
      <style:text-properties fo:font-weight="normal" officeooo:rsid="000776c1" officeooo:paragraph-rsid="000776c1" style:font-weight-asian="normal" style:font-weight-complex="normal"/>
    </style:style>
    <style:style style:name="P9" style:family="paragraph" style:parent-style-name="Standard">
      <style:text-properties fo:font-weight="normal" officeooo:rsid="000776c1" officeooo:paragraph-rsid="00092e2a" style:font-weight-asian="normal" style:font-weight-complex="normal"/>
    </style:style>
    <style:style style:name="P10" style:family="paragraph" style:parent-style-name="Standard">
      <style:text-properties fo:font-weight="normal" officeooo:rsid="00092e2a" officeooo:paragraph-rsid="00092e2a" style:font-weight-asian="normal" style:font-weight-complex="normal"/>
    </style:style>
    <style:style style:name="P11" style:family="paragraph" style:parent-style-name="Standard">
      <style:text-properties fo:font-weight="normal" officeooo:rsid="00092e2a" officeooo:paragraph-rsid="0009e027" style:font-weight-asian="normal" style:font-weight-complex="normal"/>
    </style:style>
    <style:style style:name="P12" style:family="paragraph" style:parent-style-name="Standard">
      <style:text-properties fo:font-weight="normal" officeooo:rsid="000b55a5" officeooo:paragraph-rsid="000b55a5" style:font-weight-asian="normal" style:font-weight-complex="normal"/>
    </style:style>
    <style:style style:name="P13" style:family="paragraph" style:parent-style-name="Text_20_body">
      <style:text-properties fo:font-weight="normal" officeooo:rsid="000776c1" officeooo:paragraph-rsid="0009e027" style:font-weight-asian="normal" style:font-weight-complex="normal"/>
    </style:style>
    <style:style style:name="P14" style:family="paragraph" style:parent-style-name="Text_20_body">
      <style:text-properties officeooo:rsid="000b55a5" officeooo:paragraph-rsid="000b55a5"/>
    </style:style>
    <style:style style:name="P15" style:family="paragraph" style:parent-style-name="Text_20_body">
      <style:text-properties fo:font-weight="bold" officeooo:rsid="000b55a5" officeooo:paragraph-rsid="000b55a5" fo:background-color="#ffff00" style:font-weight-asian="bold" style:font-weight-complex="bold"/>
    </style:style>
    <style:style style:name="P16" style:family="paragraph" style:parent-style-name="Command">
      <style:text-properties fo:language="en" fo:country="US" officeooo:rsid="0009e027" officeooo:paragraph-rsid="0009e027"/>
    </style:style>
    <style:style style:name="P17" style:family="paragraph" style:parent-style-name="Text_20_body">
      <style:text-properties officeooo:rsid="000ec02b" officeooo:paragraph-rsid="000ec02b"/>
    </style:style>
    <style:style style:name="P18" style:family="paragraph" style:parent-style-name="Standard" style:list-style-name="L1">
      <style:text-properties fo:font-weight="normal" officeooo:rsid="000b55a5" officeooo:paragraph-rsid="000b55a5" style:font-weight-asian="normal" style:font-weight-complex="normal"/>
    </style:style>
    <style:style style:name="P19" style:family="paragraph" style:parent-style-name="Standard">
      <style:text-properties fo:font-weight="normal" officeooo:rsid="000b55a5" officeooo:paragraph-rsid="000ec02b" style:font-weight-asian="normal" style:font-weight-complex="normal"/>
    </style:style>
    <style:style style:name="T1" style:family="text">
      <style:text-properties officeooo:rsid="00058a2c"/>
    </style:style>
    <style:style style:name="T2" style:family="text">
      <style:text-properties officeooo:rsid="000776c1"/>
    </style:style>
    <style:style style:name="T3" style:family="text">
      <style:text-properties officeooo:rsid="00092e2a"/>
    </style:style>
    <style:style style:name="T4" style:family="text">
      <style:text-properties officeooo:rsid="0009e027"/>
    </style:style>
    <style:style style:name="T5" style:family="text">
      <style:text-properties officeooo:rsid="000b55a5"/>
    </style:style>
    <style:style style:name="T6" style:family="text">
      <style:text-properties officeooo:rsid="000ce69d"/>
    </style:style>
    <style:style style:name="T7" style:family="text">
      <style:text-properties officeooo:rsid="000d274b"/>
    </style:style>
    <style:style style:name="T8" style:family="text">
      <style:text-properties officeooo:rsid="000ec02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IS 140U – Intro to Unix/Linux</text:p>
      <text:p text:style-name="P6">Lab <text:span text:style-name="T1">2</text:span> – <text:span text:style-name="T1">Post Install Setup</text:span></text:p>
      <text:p text:style-name="P7"/>
      <text:p text:style-name="P1">Part 1 – <text:span text:style-name="T2">Terminal Windows (1 point)</text:span></text:p>
      <text:p text:style-name="P8"/>
      <text:p text:style-name="P8">Log into the virtual machine you created in lab 1. <text:s/>Remember the naming convention that you used when you created the virtual machine. <text:s/>Since your real name was used in the comments field, you should also be able to filter the list of virtual machines on the olivaw website using your name in the filter box on the right hand side.</text:p>
      <text:p text:style-name="P8"/>
      <text:p text:style-name="P8">Once you are in your virtual machine, log in and start a terminal. <text:s/>If you cannot figure out how to get the terminal window open, ask your instructor. <text:s/>You will need to know how to open the terminal for the rest of the class, so make sure you are comfortable starting the terminal window.</text:p>
      <text:p text:style-name="P8"/>
      <text:p text:style-name="P9">Once you have the terminal window open, <text:span text:style-name="T3">type the following command:</text:span></text:p>
      <text:p text:style-name="P9"/>
      <text:p text:style-name="P16">pwd</text:p>
      <text:p text:style-name="P13"/>
      <text:p text:style-name="P9"><text:span text:style-name="T4">This should print your working directory. <text:s/>If it does not, fix it. <text:s/>T</text:span>ake a screen print to prove <text:span text:style-name="T4">you accomplished the task</text:span>. <text:s/>Paste the screen print showing the terminal window below.</text:p>
      <text:p text:style-name="P8"/>
      <text:p text:style-name="P4">&lt;Replace with terminal window screen print (1 point)&gt;</text:p>
      <text:p text:style-name="P3"/>
      <text:p text:style-name="P2">Part 2 – Networking <text:span text:style-name="T4">(7 points)</text:span></text:p>
      <text:p text:style-name="P12">Using your desktop, configure networking. <text:s/><text:span text:style-name="T6">If you have not set the hostname, make sure you do so. <text:s/></text:span>You should have static networking information on Moodle. <text:s/>After your networking is configured, use the terminal to display the following. <text:s/>Take a screen print for each item:</text:p>
      <text:p text:style-name="P12"/>
      <text:list xml:id="list8168565503348927300" text:style-name="L1">
        <text:list-item>
          <text:p text:style-name="P18">Show the active configured IP address (should match the address in Moodle)</text:p>
        </text:list-item>
        <text:list-item>
          <text:p text:style-name="P18">Show the hostname (use hostname command)</text:p>
        </text:list-item>
        <text:list-item>
          <text:p text:style-name="P18">Show the DNS configuration (show the <text:span text:style-name="T6">contents of the </text:span>file that holds the information)</text:p>
        </text:list-item>
        <text:list-item>
          <text:p text:style-name="P18">Show your virtual machine pinging google.com</text:p>
        </text:list-item>
      </text:list>
      <text:p text:style-name="P11"/>
      <text:p text:style-name="P5">&lt;Replace with screen print showing IP address (2 points)&gt;</text:p>
      <text:p text:style-name="P5">&lt;Replace with screen print showing hostname (2 points)&gt;</text:p>
      <text:p text:style-name="P5">&lt;Replace with screen print showing DNS (2 points)&gt;</text:p>
      <text:p text:style-name="P5">&lt;Replace with screen print showing pinging google.com (1 point)&gt;</text:p>
      <text:p text:style-name="P11"/>
      <text:p text:style-name="P2">Part 3 – Software Updates <text:span text:style-name="T4">(2 points)</text:span></text:p>
      <text:p text:style-name="P19">Once you have networking all configured and running you can perform updates. <text:s/><text:span text:style-name="T8">Updates are safer when performed outside of the GUI. <text:s/>You can switch between GUI mode and a non-GUI terminal using key combinations. <text:s/>To switch to GUI mode you can use the Ctrl-Alt-F1 key combinations. <text:s/>To switch to a terminal screen you can use the Ctrl-Alt-F2 through Ctrl-Alt-F6 key combinations. <text:s/>If you log in using the terminal, your password will not echo any characters.</text:span></text:p>
      <text:p text:style-name="P19"/>
      <text:p text:style-name="P19">At the terminal, with root access, run the following command:</text:p>
      <text:p text:style-name="P10"/>
      <text:p text:style-name="Command"><text:soft-page-break/>yum update</text:p>
      <text:p text:style-name="Text_20_body"/>
      <text:p text:style-name="P14">Make sure the update works. <text:s/>After you are sure the update installed packages properly, run the following command, then take a screen print. <text:s/>Make sure both the command and update results show in the screen print.</text:p>
      <text:p text:style-name="P14"/>
      <text:p text:style-name="Command">rpm -qa <text:span text:style-name="T5">| wc</text:span></text:p>
      <text:p text:style-name="Text_20_body"/>
      <text:p text:style-name="P14"><text:span text:style-name="T7">Note that the argument for the rpm command contains the letter “q” for query and “a” for all. <text:s/></text:span>Paste the screen print below.</text:p>
      <text:p text:style-name="P14"/>
      <text:p text:style-name="P15">&lt;Replace with screen print of the terminal showing the two commands (2 points)&gt;</text:p>
      <text:p text:style-name="Text_20_body"/>
      <text:p text:style-name="P17">If you want to switch back to the GUI you can use the Ctrl-Alt-F1 key combination.</text:p>
      <text:p text:style-name="P17"/>
      <text:p text:style-name="P1">Part 3 – Upload to Moodle</text:p>
      <text:p text:style-name="Standard"/>
      <text:p text:style-name="Standard">Make sure this document has been completed. <text:s/>Once you are sure this document has been completed, make sure the document is saved. <text:s/>After you are sure the document has been saved, make sure you know which document you have saved and know how to navigate to it using your host operating system. <text:s/>Upload this document to Moodle. <text:s/>You will lose points if you upload an incorrect docu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mmand" style:family="paragraph" style:parent-style-name="Preformatted_20_Text" style:next-style-name="Text_20_body" style:master-page-name="">
      <loext:graphic-properties draw:fill="solid" draw:fill-color="#eeeeee" draw:opacity="100%"/>
      <style:paragraph-properties fo:margin-left="0.2in" fo:margin-right="0in" fo:text-indent="0in" style:auto-text-indent="false" style:page-number="auto" fo:background-color="#eeeeee" fo:padding="0.0201in" fo:border="0.06pt solid #000000" style:shadow="none">
        <style:tab-stops/>
      </style:paragraph-properties>
      <style:text-properties fo:font-size="9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3T12:27:26.21</meta:creation-date>
    <dc:date>2017-04-06T13:07:15.062000000</dc:date>
    <meta:editing-duration>PT3H47M21S</meta:editing-duration>
    <meta:editing-cycles>10</meta:editing-cycles>
    <meta:generator>LibreOffice/5.2.3.3$Windows_x86 LibreOffice_project/d54a8868f08a7b39642414cf2c8ef2f228f780cf</meta:generator>
    <meta:document-statistic meta:table-count="0" meta:image-count="0" meta:object-count="0" meta:page-count="2" meta:paragraph-count="30" meta:word-count="564" meta:character-count="3272" meta:non-whitespace-character-count="2713"/>
  </office:meta>
</office:document-meta>
</file>